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5.7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6_B_exp32</text:p>
          </table:table-cell>
          <table:table-cell office:value-type="string" calcext:value-type="string">
            <text:p>16_B.v1.l1.ds0.l_combo0.ds_combo0.idays60.odays1</text:p>
          </table:table-cell>
          <table:table-cell office:value-type="float" office:value="0.0130602438002825" calcext:value-type="float">
            <text:p>0.013060243800283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_M_exp32</text:p>
          </table:table-cell>
          <table:table-cell office:value-type="string" calcext:value-type="string">
            <text:p>16_M.v1.l1.ds0.l_combo1.ds_combo0.idays30.odays1</text:p>
          </table:table-cell>
          <table:table-cell office:value-type="float" office:value="0.012219401076436" calcext:value-type="float">
            <text:p>0.01221940107643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_M_exp64</text:p>
          </table:table-cell>
          <table:table-cell office:value-type="string" calcext:value-type="string">
            <text:p>16_M.v1.l1.ds0.l_combo2.ds_combo0.idays30.odays1</text:p>
          </table:table-cell>
          <table:table-cell office:value-type="float" office:value="0.0110266329720616" calcext:value-type="float">
            <text:p>0.01102663297206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_B_exp64</text:p>
          </table:table-cell>
          <table:table-cell office:value-type="string" calcext:value-type="string">
            <text:p>16_B.v1.l1.ds0.l_combo3.ds_combo0.idays60.odays1</text:p>
          </table:table-cell>
          <table:table-cell office:value-type="float" office:value="0.0107784466817975" calcext:value-type="float">
            <text:p>0.01077844668179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_B_exp64</text:p>
          </table:table-cell>
          <table:table-cell office:value-type="string" calcext:value-type="string">
            <text:p>16_B.v1.l1.ds0.l_combo4.ds_combo0.idays60.odays1</text:p>
          </table:table-cell>
          <table:table-cell office:value-type="float" office:value="0.0124308140948415" calcext:value-type="float">
            <text:p>0.01243081409484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_M_exp32</text:p>
          </table:table-cell>
          <table:table-cell office:value-type="string" calcext:value-type="string">
            <text:p>16_M.v1.l1.ds0.l_combo5.ds_combo0.idays60.odays1</text:p>
          </table:table-cell>
          <table:table-cell office:value-type="float" office:value="0.0155574129894376" calcext:value-type="float">
            <text:p>0.01555741298943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6_V_exp64</text:p>
          </table:table-cell>
          <table:table-cell office:value-type="string" calcext:value-type="string">
            <text:p>16_V.v1.l1.ds0.l_combo6.ds_combo0.idays60.odays1</text:p>
          </table:table-cell>
          <table:table-cell office:value-type="float" office:value="0.00600128481164575" calcext:value-type="float">
            <text:p>0.0060012848116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6_B_exp64</text:p>
          </table:table-cell>
          <table:table-cell office:value-type="string" calcext:value-type="string">
            <text:p>16_B.v1.l1.ds0.l_combo7.ds_combo0.idays30.odays1</text:p>
          </table:table-cell>
          <table:table-cell office:value-type="float" office:value="0.0124317267909646" calcext:value-type="float">
            <text:p>0.01243172679096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_B_exp64</text:p>
          </table:table-cell>
          <table:table-cell office:value-type="string" calcext:value-type="string">
            <text:p>16_B.v1.l1.ds0.l_combo8.ds_combo0.idays30.odays1</text:p>
          </table:table-cell>
          <table:table-cell office:value-type="float" office:value="0.0110868718475103" calcext:value-type="float">
            <text:p>0.0110868718475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_B_exp32</text:p>
          </table:table-cell>
          <table:table-cell office:value-type="string" calcext:value-type="string">
            <text:p>16_B.v1.l1.ds0.l_combo9.ds_combo0.idays60.odays1</text:p>
          </table:table-cell>
          <table:table-cell office:value-type="float" office:value="0.00978497602045536" calcext:value-type="float">
            <text:p>0.00978497602045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_B_exp64</text:p>
          </table:table-cell>
          <table:table-cell office:value-type="string" calcext:value-type="string">
            <text:p>16_B.v1.l1.ds0.l_combo10.ds_combo0.idays60.odays1</text:p>
          </table:table-cell>
          <table:table-cell office:value-type="float" office:value="0.0133442273363471" calcext:value-type="float">
            <text:p>0.013344227336347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6_M_exp32</text:p>
          </table:table-cell>
          <table:table-cell office:value-type="string" calcext:value-type="string">
            <text:p>16_M.v1.l1.ds0.l_combo11.ds_combo0.idays60.odays1</text:p>
          </table:table-cell>
          <table:table-cell office:value-type="float" office:value="0.00970847439020872" calcext:value-type="float">
            <text:p>0.00970847439020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6_J_exp32</text:p>
          </table:table-cell>
          <table:table-cell office:value-type="string" calcext:value-type="string">
            <text:p>16_J.v1.l1.ds0.l_combo12.ds_combo0.idays30.odays1</text:p>
          </table:table-cell>
          <table:table-cell office:value-type="float" office:value="0.0113093769177794" calcext:value-type="float">
            <text:p>0.0113093769177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6_B_exp64</text:p>
          </table:table-cell>
          <table:table-cell office:value-type="string" calcext:value-type="string">
            <text:p>16_B.v1.l1.ds0.l_combo13.ds_combo0.idays30.odays1</text:p>
          </table:table-cell>
          <table:table-cell office:value-type="float" office:value="0.011779909953475" calcext:value-type="float">
            <text:p>0.01177990995347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_B_exp64</text:p>
          </table:table-cell>
          <table:table-cell office:value-type="string" calcext:value-type="string">
            <text:p>16_B.v1.l1.ds0.l_combo14.ds_combo0.idays30.odays1</text:p>
          </table:table-cell>
          <table:table-cell office:value-type="float" office:value="0.0112138977274299" calcext:value-type="float">
            <text:p>0.01121389772743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formula="of:=SUM([.F2:.F16])" office:value-type="float" office:value="209" calcext:value-type="float">
            <text:p>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4T14:53:18.434978838</dc:date>
    <meta:editing-duration>PT21S</meta:editing-duration>
    <meta:editing-cycles>1</meta:editing-cycles>
    <meta:document-statistic meta:table-count="1" meta:cell-count="97" meta:object-count="0"/>
    <meta:generator>LibreOffice/6.0.7.3$Linux_X86_64 LibreOffice_project/00m0$Build-3</meta:generator>
  </office:meta>
</office:document-meta>
</file>